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AR PL UMing TW" svg:font-family="'AR PL UMing TW'" style:font-family-generic="roman" style:font-pitch="variable"/>
    <style:font-face style:name="新細明體" svg:font-family="新細明體" style:font-family-generic="roman" style:font-pitch="variable"/>
    <style:font-face style:name="文泉驛微米黑" svg:font-family="文泉驛微米黑" style:font-family-generic="swiss" style:font-pitch="variable"/>
    <style:font-face style:name="Lohit Hindi1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周易哲學</text:h>
      <text:h text:style-name="P3" text:outline-level="2">作業十</text:h>
      <text:p text:style-name="Standard"/>
      <text:p text:style-name="P1">R01922024</text:p>
      <text:p text:style-name="P1">資訊工程學系　碩士班一年級　李卿澄</text:p>
      <text:p text:style-name="P1"/>
      <text:p text:style-name="P2">歸妹：征凶，無攸利</text:p>
      <text:p text:style-name="P2"/>
      <text:p text:style-name="P2">初九，歸妹以娣，跛能履，征吉。</text:p>
      <text:p text:style-name="P2">九二，眇能視，利幽人之貞。</text:p>
      <text:p text:style-name="P2">六三，歸妹以須，反歸以娣。</text:p>
      <text:p text:style-name="P2">九四，歸妹愆期，遲歸有時。</text:p>
      <text:p text:style-name="P2">六五，帝乙歸妹，其君之袂，不如其娣之袂良。月幾望，吉。</text:p>
      <text:p text:style-name="P2">上六，女承筐無實，士刲羊無血，無攸利。</text:p>
      <text:p text:style-name="P2"/>
      <text:p text:style-name="P2">歸妹卦上震下兌，卦名以上下卦之角色而得。上卦震代表長男，下卦兌卦代表少女，而延伸聯想為少女為妾婦、少女嫁夫之意太過急切的意思，說明應謹守分際，太過躁進或踰越自己的本分並不太好。</text:p>
      <text:p text:style-name="P2">初九當位，但說從嫁者畢竟不是正室，因此根基（地位）不太穩固（跛），但能力強可以做事（能履），不過向上沒有相應，需低調行事，可以得吉；九二中位，代表進入了主管事物的狀態，但其角色仍然不是真正該在這個位置上的，仍然需要低調；六三不當位也無應，並不是一個好的狀態，而其爻辭釋義此爻特別躁動，不知低調與自己的位置，去爭取不該屬於自己的事物而適得其反（反歸以娣）；九四開始進入上卦，從只能隨嫁的地位漸漸轉為能以正室出嫁的地位了，而此爻不當位、無應，才剛進入上卦，而其才能眼光已經比較高了，對象比較不好找因此暫時還嫁不出去，需要等待一下；六五是上卦主要的位置，可以對應九五的概念，把六五當成公主要出嫁，爻辭說這是名正言順但是謙遜飽滿的像月圓一樣的出嫁，是件好事；上六就到了最好不要嫁出去的位置，爻辭的表面意義是說沒啥真才實料，沒有好處，也可以想成是放太久錯過時機就再也回不去了。</text:p>
      <text:p text:style-name="P2">表面上這是一個在講女子出嫁的卦，而上下卦之角色地位之不同，上卦是以正室出嫁，而下卦只是陪嫁的。而這個卦我想是可以衍生至職場的運作上，不同位階與不同能力的人在面對公司是否聘用的一些應對與理解，一開始可能能力不強或是只是個小小實習生，所以在地位上比較低，也需要比較低調才能在公司的環境中生存；而等到比較有能力時就可以得到比較高的地位，可能看不上或待不住小公司（九四），而最終為大公司很正式的聘用（六五）。但如果過份高估自己的能力而無真才實料，或是年紀比較大了已經過了適合工作的年紀，就會像上六一般沒有公司願意聘用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AR PL UMing TW" svg:font-family="'AR PL UMing TW'" style:font-family-generic="roman" style:font-pitch="variable"/>
    <style:font-face style:name="新細明體" svg:font-family="新細明體" style:font-family-generic="roman" style:font-pitch="variable"/>
    <style:font-face style:name="文泉驛微米黑" svg:font-family="文泉驛微米黑" style:font-family-generic="swiss" style:font-pitch="variable"/>
    <style:font-face style:name="Lohit Hindi1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文泉驛微米黑1" style:font-size-asian="10.5pt" style:language-asian="zh" style:country-asian="TW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3f__3f_" style:display-name="?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paragraph" style:parent-style-name="_3f__3f_"/>
    <style:style style:name="WW-_3f__3f__3f__3f__3f__3f_" style:display-name="WW-??????" style:family="paragraph" style:parent-style-name="_3f__3f_"/>
    <style:style style:name="WW-_3f__3f__3f__3f__3f__3f_1" style:display-name="WW-??????1" style:family="paragraph" style:parent-style-name="_3f__3f_"/>
    <style:style style:name="WW-_3f__3f_" style:display-name="WW-??" style:family="paragraph" style:parent-style-name="_3f__3f_"/>
    <style:style style:name="WW-_3f__3f_1" style:display-name="WW-??1" style:family="paragraph" style:parent-style-name="_3f__3f_"/>
    <style:style style:name="WW-_3f__3f__3f__3f__3f__3f_12" style:display-name="WW-??????12" style:family="paragraph" style:parent-style-name="_3f__3f_"/>
    <style:style style:name="WW-_3f__3f__3f__3f__3f__3f_123" style:display-name="WW-??????123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12" style:display-name="WW-??12" style:family="paragraph" style:parent-style-name="_3f__3f_"/>
    <style:style style:name="_3f__3f__20_1" style:display-name="?? 1" style:family="paragraph" style:parent-style-name="_3f__3f_">
      <style:paragraph-properties fo:text-align="center" style:justify-single-word="false"/>
    </style:style>
    <style:style style:name="_3f__3f__20_2" style:display-name="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paragraph" style:parent-style-name="_3f__3f_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_3f__3f__7e_LT_7e_Hintergrund" style:display-name="??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3" style:display-name="WW-??123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WW-_3f__3f__3f_1" style:display-name="WW-???1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WW-_3f__3f_1234" style:display-name="WW-??1234" style:family="paragraph">
      <style:paragraph-properties fo:text-align="center" style:justify-single-word="false" style:text-autospace="none"/>
    </style:style>
    <style:style style:name="WW-_3f__3f_12345" style:display-name="WW-??12345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WW-_3f__3f__20_1" style:display-name="WW-??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WW-_3f__3f__20_2" style:display-name="WW-?? 2" style:family="paragraph" style:parent-style-name="WW-_3f__3f_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_20_3" style:display-name="?? 3" style:family="paragraph" style:parent-style-name="WW-_3f__3f_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_3f__3f_1_7e_LT_7e_Gliederung_20_1" style:display-name="??1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letter-kerning="true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1_7e_LT_7e_Gliederung_20_2" style:display-name="??1~LT~Gliederung 2" style:family="paragraph" style:parent-style-name="_3f__3f_1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1_7e_LT_7e_Gliederung_20_3" style:display-name="??1~LT~Gliederung 3" style:family="paragraph" style:parent-style-name="_3f__3f_1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1_7e_LT_7e_Gliederung_20_4" style:display-name="??1~LT~Gliederung 4" style:family="paragraph" style:parent-style-name="_3f__3f_1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1_7e_LT_7e_Gliederung_20_5" style:display-name="??1~LT~Gliederung 5" style:family="paragraph" style:parent-style-name="_3f__3f_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1_7e_LT_7e_Gliederung_20_6" style:display-name="??1~LT~Gliederung 6" style:family="paragraph" style:parent-style-name="_3f__3f_1_7e_LT_7e_Gliederung_20_5"/>
    <style:style style:name="_3f__3f_1_7e_LT_7e_Gliederung_20_7" style:display-name="??1~LT~Gliederung 7" style:family="paragraph" style:parent-style-name="_3f__3f_1_7e_LT_7e_Gliederung_20_6"/>
    <style:style style:name="_3f__3f_1_7e_LT_7e_Gliederung_20_8" style:display-name="??1~LT~Gliederung 8" style:family="paragraph" style:parent-style-name="_3f__3f_1_7e_LT_7e_Gliederung_20_7"/>
    <style:style style:name="_3f__3f_1_7e_LT_7e_Gliederung_20_9" style:display-name="??1~LT~Gliederung 9" style:family="paragraph" style:parent-style-name="_3f__3f_1_7e_LT_7e_Gliederung_20_8"/>
    <style:style style:name="_3f__3f_1_7e_LT_7e_Titel" style:display-name="??1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letter-kerning="true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_3f__3f_1_7e_LT_7e_Untertitel" style:display-name="??1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letter-kerning="true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1_7e_LT_7e_Notizen" style:display-name="??1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letter-kerning="true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_3f__3f_1_7e_LT_7e_Hintergrundobjekte" style:display-name="??1~LT~Hintergrundobjekte" style:family="paragraph">
      <style:paragraph-properties style:text-autospace="none"/>
      <style:text-properties style:letter-kerning="true"/>
    </style:style>
    <style:style style:name="_3f__3f_1_7e_LT_7e_Hintergrund" style:display-name="??1~LT~Hintergrund" style:family="paragraph">
      <style:paragraph-properties fo:text-align="center" style:justify-single-word="false" style:text-autospac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2-10-10T17:23:59</meta:creation-date>
    <dc:date>2012-12-18T10:43:23</dc:date>
    <meta:editing-duration>PT9H3M</meta:editing-duration>
    <meta:editing-cycles>44</meta:editing-cycles>
    <meta:generator>LibreOffice/3.5$Linux_X86_64 LibreOffice_project/350m1$Build-2</meta:generator>
    <meta:document-statistic meta:table-count="0" meta:image-count="0" meta:object-count="0" meta:page-count="1" meta:paragraph-count="14" meta:word-count="521" meta:character-count="869" meta:non-whitespace-character-count="867"/>
  </office:meta>
</office:document-meta>
</file>